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Functions</text:p>
      <text:p text:style-name="P2"><text:a xlink:type="simple" xlink:href="../DungeonCraftHelp.html">DungeonCraft Help Home</text:a></text:p>
      <text:p text:style-name="P2">Functions are pieces of code that operate on the parameters supplied by the 'calling' function and return a single value to that function. <text:s/>An example of a system function is:</text:p>
      <text:p text:style-name="Preformatted_20_Text"><text:s text:c="3"/>$RANDOM ( n );</text:p>
      <text:p text:style-name="P2">This function receives a single parameter (that it calls n) and returns a single value, a number between 0 and n-1.</text:p>
      <text:p text:style-name="P2">You define your own functions as follows:</text:p>
      <text:p text:style-name="Preformatted_20_Text"><text:s text:c="2"/>$FUNC <text:s/>square ( n )</text:p>
      <text:p text:style-name="Preformatted_20_Text"><text:s text:c="2"/>{</text:p>
      <text:p text:style-name="Preformatted_20_Text"><text:s text:c="4"/>$RETURN $TIMES ( n, n );</text:p>
      <text:p text:style-name="Preformatted_20_Text"><text:s text:c="2"/>} square ;</text:p>
      <text:p text:style-name="P2">You will immediately notice four interesting things in this example:</text:p>
      <text:p text:style-name="P4">No return value type specified</text:p>
      <text:p text:style-name="P4">The keyword '$FUNC' precedes the function's name</text:p>
      <text:p text:style-name="P4">No datatype is specified for the parameter 'n'</text:p>
      <text:p text:style-name="P4">The function's name is repeated after the closing curly brace.</text:p>
      <text:p text:style-name="P2">No return value type.....This is because variables can only be of one type. <text:s/>It would be a bit redundant to say that it is a string.</text:p>
      <text:p text:style-name="P2">The keyword '$FUNC'.....This is for no really good reason. <text:s/>It makes things easier to compile. <text:s/>It makes typos easier to isolate because of the added redundancy in the syntax.</text:p>
      <text:p text:style-name="P2">No datatype for the parameter. <text:s/>Again, there is only one datatype. <text:s/>String. <text:s/>Period.</text:p>
      <text:p text:style-name="P2">The function's name following the definition.....This serves no purpose other than to add redundancy to the syntax. <text:s/>This makes it easier to find missing braces and other simple errors. <text:s/>Otherwise, especially because of the nested function capability, there are sometimes dozens of lines between the error and the discovery of the error.</text:p>
      <text:p text:style-name="P2">In order for a function to be referenced directly at runtime it must also be declared as $PUBLIC. <text:s/>For example:</text:p>
      <text:p text:style-name="Preformatted_20_Text"><text:s text:c="3"/>$PUBLIC $FUNC sayHello ( )</text:p>
      <text:p text:style-name="Preformatted_20_Text"><text:s text:c="3"/>{</text:p>
      <text:p text:style-name="Preformatted_20_Text"><text:s text:c="6"/>$SAY ("Hello");</text:p>
      <text:p text:style-name="Preformatted_20_Text"><text:s text:c="3"/>} sayHello ;</text:p>
      <text:p text:style-name="P2">See GPDL Pragma Directives for another way to declare functions public.</text:p>
      <text:p text:style-name="P2">Every proper function should finish its work someday and return to its caller. <text:s/>The return is accomplished with a $RETURN statement. <text:s/>All functions return a value. <text:s/>If a value other than "" is to be returned then that value is listed on the $RETURN statement. <text:s/>Examples:</text:p>
      <text:p text:style-name="P5">$RETURN; <text:s text:c="2"/>The value returned is the empty string.</text:p>
      <text:p text:style-name="P5">$RETURN "Samual" ;</text:p>
      <text:p text:style-name="P5">$RETURN $nPLUS($XXX(39), 3);</text:p>
      <text:p text:style-name="P2">At the end of a function definition the compiler puts a $RETURN that you cannot s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15:10</meta:creation-date>
    <meta:generator>OpenOffice.org/3.2$Win32 OpenOffice.org_project/320m12$Build-9483</meta:generator>
    <meta:editing-cycles>2</meta:editing-cycles>
    <meta:editing-duration>PT00H02M52S</meta:editing-duration>
    <dc:title>Functions</dc:title>
    <dc:date>2010-05-09T19:10:25.03</dc:date>
    <dc:creator>Paul Stevens</dc:creator>
    <meta:document-statistic meta:table-count="0" meta:image-count="0" meta:object-count="0" meta:page-count="1" meta:paragraph-count="30" meta:word-count="360" meta:character-count="2131"/>
  </office:meta>
</office:document-meta>
</file>